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xcep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iews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Views (ou visões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tabelas ‘virtuais’ <text:s/>construídas a partir de querys SQL</text:p>
              </text:list-item>
              <text:list-item>
                <text:p>No PostgreSQL quando usamos views na verdade as querys que usam views são transformadas em querys que acessam as tabelas diretamente</text:p>
                <text:list>
                  <text:list-item>
                    <text:p>Em função disso, ao menos no PostgreSQL é possível inclusive modificar registros de um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ara que usar views?</text:p>
          </draw:text-box>
        </draw:frame>
        <draw:frame presentation:style-name="pr5" draw:layer="layout" svg:width="24cm" svg:height="12.18cm" svg:x="1.8cm" svg:y="4.42cm" presentation:class="outline" presentation:user-transformed="true">
          <draw:text-box>
            <text:list text:style-name="L3">
              <text:list-item>
                <text:p>Simplificar a construção de querys</text:p>
                <text:list>
                  <text:list-item>
                    <text:p>Podemos criar uma view com JOIN, por exemplo, e depois só usar a view resultante</text:p>
                  </text:list-item>
                </text:list>
              </text:list-item>
              <text:list-item>
                <text:p>Controle de acesso</text:p>
                <text:list>
                  <text:list-item>
                    <text:p>Podemos segmentar o acesso a certos dados</text:p>
                  </text:list-item>
                </text:list>
              </text:list-item>
              <text:list-item>
                <text:p>Principalmente durante o desenvolvimento, podemos usar as views como tabelas que o código acessa e alterar as tabelas verdadeiras sem que o código pare de funcion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intaxe básica de criaçã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REATE VIEW nome</text:p>
                <text:p>AS query_sql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bás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REATE VIEW profs</text:p>
                <text:p>AS SELECT name as nome FROM teacher;</text:p>
                <text:p/>
                <text:p>SELECT * from profs;</text:p>
                <text:p/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egmentar dados com vie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REATE OR REPLACE VIEW siths</text:p>
                <text:p>AS SELECT name, level FROM teacher WHERE side = 'Dark side';</text:p>
                <text:p/>
                <text:p>SELECT * from siths;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Inserindo dados em uma 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REATE OR REPLACE VIEW profs</text:p>
              </text:list-header>
              <text:list-item>
                <text:p><text:span text:style-name="T1">AS SELECT name as nome FROM teacher;</text:span><text:span text:style-name="T1"><text:line-break/></text:span><text:span text:style-name="T1"><text:line-break/></text:span><text:span text:style-name="T1">INSERT INTO profs(nome) VALUES ('Nome </text:span><text:span text:style-name="T1">42</text:span>');</text:p>
                <text:p>SELECT * FROM profs;</text:p>
                <text:p>SELECT * FROM teacher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neon.tech/postgresql/postgresql-vie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4H18M11S</meta:editing-duration>
    <meta:editing-cycles>210</meta:editing-cycles>
    <meta:generator>LibreOffice/7.3.7.2$Linux_X86_64 LibreOffice_project/30$Build-2</meta:generator>
    <dc:title>Impress</dc:title>
    <dc:date>2024-12-11T13:45:18.598073718</dc:date>
    <dc:creator>Vinícius Alves Hax</dc:creator>
    <meta:document-statistic meta:object-count="74"/>
  </office:meta>
</office:document-meta>
</file>